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364a" officeooo:paragraph-rsid="0013364a"/>
    </style:style>
    <style:style style:name="P2" style:family="paragraph" style:parent-style-name="Standard">
      <style:text-properties fo:font-size="18pt" officeooo:rsid="0013364a" officeooo:paragraph-rsid="0013364a" style:font-size-asian="18pt" style:font-size-complex="18pt"/>
    </style:style>
    <style:style style:name="P3" style:family="paragraph" style:parent-style-name="Standard">
      <style:text-properties fo:font-size="6pt" officeooo:rsid="0013364a" officeooo:paragraph-rsid="0013364a" style:font-size-asian="5.25pt" style:font-size-complex="6pt"/>
    </style:style>
    <style:style style:name="P4" style:family="paragraph" style:parent-style-name="Standard">
      <style:text-properties fo:font-size="18pt" officeooo:rsid="0013364a" officeooo:paragraph-rsid="0013364a" style:font-size-asian="18pt" style:font-size-complex="18pt"/>
    </style:style>
    <style:style style:name="P5" style:family="paragraph" style:parent-style-name="Standard">
      <style:text-properties fo:font-size="18pt" officeooo:rsid="001535fb" officeooo:paragraph-rsid="001535fb" style:font-size-asian="18pt" style:font-size-complex="18pt"/>
    </style:style>
    <style:style style:name="P6" style:family="paragraph" style:parent-style-name="Standard">
      <style:text-properties fo:font-size="6pt" officeooo:rsid="0013364a" officeooo:paragraph-rsid="0013364a" style:font-size-asian="5.25pt" style:font-size-complex="6pt"/>
    </style:style>
    <style:style style:name="T1" style:family="text">
      <style:text-properties officeooo:rsid="001535fb"/>
    </style:style>
    <style:style style:name="T2" style:family="text">
      <style:text-properties officeooo:rsid="001721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ha 1: recebe funções <text:s/>stdio.h</text:p>
      <text:p text:style-name="P3"/>
      <text:p text:style-name="P2">Linha 2: inicia o programa</text:p>
      <text:p text:style-name="P3"/>
      <text:p text:style-name="P2">Linha 4: nota_trab = 6.0, prova = 5.0, exame =8.0, media= vazio</text:p>
      <text:p text:style-name="P3"/>
      <text:p text:style-name="P2">Linha 5: conceito = Carácter vazio</text:p>
      <text:p text:style-name="P3"/>
      <text:p text:style-name="P2">Linha 7: nota_trab = 6.0*3; nota_trab = 18</text:p>
      <text:p text:style-name="P3"/>
      <text:p text:style-name="P2">Linha 8: prova = 5.0*3; prova = 15</text:p>
      <text:p text:style-name="P3"/>
      <text:p text:style-name="P2">Linha 9: exame = 8.0*5; exame = 40</text:p>
      <text:p text:style-name="P3"/>
      <text:p text:style-name="P2">Linha 10: media = (18 + 15 + 40)/10; media = 7.3</text:p>
      <text:p text:style-name="P3"/>
      <text:p text:style-name="P2">Linha 12: 7.3 !&gt; 8 e 7.3&lt;10; próximo</text:p>
      <text:p text:style-name="P3"/>
      <text:p text:style-name="P2">Linha 13: 7.3 &gt; 7 e 7.3&lt;8; conceito = “B”</text:p>
      <text:p text:style-name="P3"/>
      <text:p text:style-name="P2">Linha 14: 7.3 &gt; 6 e 7.3&gt;7; próximo</text:p>
      <text:p text:style-name="P3"/>
      <text:p text:style-name="P2">Linha 15: 7.3 &gt; 5 e 7.3&gt;6; próximo</text:p>
      <text:p text:style-name="P3"/>
      <text:p text:style-name="P2">Linha 16: 7.3 &gt; 0 e 7.3 &gt; 5; próximo</text:p>
      <text:p text:style-name="P3"/>
      <text:p text:style-name="P2">Linha 20: “nota trabalho = 18 \n prova = 15 \n exame = 40 \n media = 7.3\n”</text:p>
      <text:p text:style-name="P3"/>
      <text:p text:style-name="P2">Linha 22: "O conceito do aluno é B\n"</text:p>
      <text:p text:style-name="P3"/>
      <text:p text:style-name="P5">Linha 23: <text:span text:style-name="T2">Fim do teste de mesa</text:span>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9T17:17:33.732000000</meta:creation-date>
    <dc:date>2022-11-30T14:08:56.829000000</dc:date>
    <meta:editing-duration>PT22M27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7" meta:word-count="141" meta:character-count="637" meta:non-whitespace-character-count="510"/>
  </office:meta>
</office:document-meta>
</file>